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" draw:fill-color="#33ff99" draw:textarea-horizontal-align="justify" draw:textarea-vertical-align="middle" draw:auto-grow-height="false" fo:min-height="2.29cm" fo:min-width="8.39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3.56cm" fo:min-width="9.406cm"/>
    </style:style>
    <style:style style:name="gr3" style:family="graphic" style:parent-style-name="standard">
      <style:graphic-properties draw:fill-color="#33ff99" draw:textarea-horizontal-align="justify" draw:textarea-vertical-align="middle" draw:auto-grow-height="false" fo:min-height="3.56cm" fo:min-width="9.152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834cm"/>
    </style:style>
    <style:style style:name="gr5" style:family="graphic" style:parent-style-name="standard">
      <style:graphic-properties draw:textarea-horizontal-align="justify" draw:textarea-vertical-align="middle" draw:auto-grow-height="false" fo:min-height="2.171cm" fo:min-width="6.866cm"/>
    </style:style>
    <style:style style:name="gr6" style:family="graphic" style:parent-style-name="objectwithoutfill">
      <style:graphic-properties draw:marker-start="Arrowheads_20_1"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072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8.89cm" svg:height="2.54cm" svg:x="12.924cm" svg:y="3.964cm">
          <text:p text:style-name="P1">Seq input</text:p>
          <text:p text:style-name="P1">Input: DNA sequence</text:p>
          <text:p text:style-name="P1">Output: returns DNA seq.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9.906cm" svg:height="3.81cm" svg:x="5.842cm" svg:y="8.382cm">
          <text:p text:style-name="P1">Process the sequence by </text:p>
          <text:p text:style-name="P1">A sliding window</text:p>
          <text:p text:style-name="P1">Input: sequence</text:p>
          <text:p text:style-name="P1">Output: list of GC measurements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9.652cm" svg:height="3.81cm" svg:x="17.018cm" svg:y="10.668cm">
          <text:p text:style-name="P1">Measure the </text:p>
          <text:p text:style-name="P1">GC content</text:p>
          <text:p text:style-name="P1">Input: chunk of sequence</text:p>
          <text:p text:style-name="P1">Output: gc content measureme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.334cm" svg:height="2.54cm" svg:x="2.286cm" svg:y="13.462cm">
          <text:p text:style-name="P1"><text:span text:style-name="T1">Plo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7.366cm" svg:height="2.421cm" svg:x="1.27cm" svg:y="4.064cm">
          <text:p text:style-name="P1">begin()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8.636cm" svg:y1="5.274cm" svg:x2="12.924cm" svg:y2="5.234cm" draw:start-shape="id1" draw:start-glue-point="1" draw:end-shape="id2" draw:end-glue-point="3" svg:d="M8636 5274c3216 0 1072-40 4288-40" svg:viewBox="0 0 4289 41">
          <text:p/>
        </draw:connector>
        <draw:connector draw:style-name="gr7" draw:text-style-name="P3" draw:layer="layout" draw:type="curve" svg:x1="4.953cm" svg:y1="6.485cm" svg:x2="10.795cm" svg:y2="8.382cm" draw:start-shape="id1" draw:start-glue-point="2" draw:end-shape="id3" draw:end-glue-point="0" svg:d="M4953 6485c0 1422 5842 474 5842 1897" svg:viewBox="0 0 5843 1898">
          <text:p/>
        </draw:connector>
        <draw:connector draw:style-name="gr8" draw:text-style-name="P3" draw:layer="layout" draw:type="curve" svg:x1="15.748cm" svg:y1="10.287cm" svg:x2="17.018cm" svg:y2="12.573cm" draw:start-shape="id3" draw:start-glue-point="1" draw:end-shape="id4" draw:end-glue-point="3" svg:d="M15748 10287c952 0 318 2286 1270 2286" svg:viewBox="0 0 1271 2287">
          <text:p/>
        </draw:connector>
        <draw:connector draw:style-name="gr7" draw:text-style-name="P3" draw:layer="layout" draw:type="curve" svg:x1="4.953cm" svg:y1="6.485cm" svg:x2="4.953cm" svg:y2="13.462cm" draw:start-shape="id1" draw:start-glue-point="2" draw:end-shape="id5" draw:end-glue-point="0" svg:d="M4953 6485v6977" svg:viewBox="0 0 1 6978">
          <text:p/>
        </draw:connector>
        <draw:custom-shape draw:style-name="gr9" draw:text-style-name="P1" xml:id="id6" draw:id="id6" draw:layer="layout" svg:width="4.572cm" svg:height="1.27cm" svg:x="1.016cm" svg:y="0.508cm">
          <text:p text:style-name="P1">Start program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3.302cm" svg:y1="1.778cm" svg:x2="4.953cm" svg:y2="4.064cm" draw:start-shape="id6" draw:start-glue-point="2" draw:end-shape="id1" draw:end-glue-point="0" svg:d="M3302 1778c0 1714 1651 572 1651 2286" svg:viewBox="0 0 1652 2287">
          <text:p/>
        </draw:connector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1:38:57.366276304</meta:creation-date>
    <dc:date>2017-11-09T12:27:28.406539990</dc:date>
    <meta:editing-duration>PT35M59S</meta:editing-duration>
    <meta:editing-cycles>7</meta:editing-cycles>
    <meta:generator>LibreOffice/5.1.6.2$Linux_X86_64 LibreOffice_project/10m0$Build-2</meta:generator>
    <meta:document-statistic meta:object-count="34"/>
  </office:meta>
</office:document-meta>
</file>